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4.04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7" style:family="table-row">
      <style:table-row-properties style:min-row-height="8.634cm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865cm" fo:margin-left="-0.199cm" table:align="left" style:writing-mode="lr-tb"/>
    </style:style>
    <style:style style:name="Table2.A" style:family="table-column">
      <style:table-column-properties style:column-width="18.865cm"/>
    </style:style>
    <style:style style:name="Table2.1" style:family="table-row">
      <style:table-row-properties style:min-row-height="0.882cm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8.269cm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865cm" fo:margin-left="-0.199cm" table:align="left" style:writing-mode="lr-tb"/>
    </style:style>
    <style:style style:name="Table3.A" style:family="table-column">
      <style:table-column-properties style:column-width="18.865cm"/>
    </style:style>
    <style:style style:name="Table3.1" style:family="table-row">
      <style:table-row-properties style:min-row-height="0.882cm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8.634cm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865cm" fo:margin-left="-0.199cm" table:align="left" style:writing-mode="lr-tb"/>
    </style:style>
    <style:style style:name="Table4.A" style:family="table-column">
      <style:table-column-properties style:column-width="5.115cm"/>
    </style:style>
    <style:style style:name="Table4.B" style:family="table-column">
      <style:table-column-properties style:column-width="2.701cm"/>
    </style:style>
    <style:style style:name="Table4.C" style:family="table-column">
      <style:table-column-properties style:column-width="10.98cm"/>
    </style:style>
    <style:style style:name="Table4.D" style:family="table-column">
      <style:table-column-properties style:column-width="0.069cm"/>
    </style:style>
    <style:style style:name="Table4.1" style:family="table-row">
      <style:table-row-properties style:min-row-height="0.427cm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792cm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cm" fo:border-left="0.5pt solid #000000" fo:border-right="none" fo:border-top="none" fo:border-bottom="none"/>
    </style:style>
    <style:style style:name="Table4.3" style:family="table-row">
      <style:table-row-properties style:min-row-height="0.935cm" fo:keep-together="always"/>
    </style:style>
    <style:style style:name="Table4.D3" style:family="table-cell">
      <style:table-cell-properties fo:padding="0cm" fo:border-left="0.5pt solid #000000" fo:border-right="none" fo:border-top="none" fo:border-bottom="none"/>
    </style:style>
    <style:style style:name="Table4.4" style:family="table-row">
      <style:table-row-properties style:min-row-height="0.423cm" fo:keep-together="always"/>
    </style:style>
    <style:style style:name="Table4.D4" style:family="table-cell">
      <style:table-cell-properties fo:padding="0cm" fo:border-left="0.5pt solid #000000" fo:border-right="none" fo:border-top="none" fo:border-bottom="none"/>
    </style:style>
    <style:style style:name="Table4.D5" style:family="table-cell">
      <style:table-cell-properties fo:padding="0cm" fo:border-left="0.5pt solid #000000" fo:border-right="none" fo:border-top="none" fo:border-bottom="none"/>
    </style:style>
    <style:style style:name="Table4.D6" style:family="table-cell">
      <style:table-cell-properties fo:padding="0cm" fo:border-left="0.5pt solid #000000" fo:border-right="none" fo:border-top="none" fo:border-bottom="none"/>
    </style:style>
    <style:style style:name="Table4.D7" style:family="table-cell">
      <style:table-cell-properties fo:padding="0cm" fo:border-left="0.5pt solid #000000" fo:border-right="none" fo:border-top="none" fo:border-bottom="none"/>
    </style:style>
    <style:style style:name="Table4.8" style:family="table-row">
      <style:table-row-properties style:min-row-height="0.123cm" fo:keep-together="always"/>
    </style:style>
    <style:style style:name="Table4.D8" style:family="table-cell">
      <style:table-cell-properties fo:padding="0cm" fo:border-left="0.5pt solid #000000" fo:border-right="none" fo:border-top="none" fo:border-bottom="none"/>
    </style:style>
    <style:style style:name="Table4.D9" style:family="table-cell">
      <style:table-cell-properties fo:padding="0cm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cm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cm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7" style:family="paragraph" style:parent-style-name="Standard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8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style:snap-to-layout-grid="false"/>
      <style:text-properties style:font-name="Helvetica" style:font-name-complex="Helvetica"/>
    </style:style>
    <style:style style:name="P12" style:family="paragraph" style:parent-style-name="Standard">
      <style:paragraph-properties style:snap-to-layout-grid="false"/>
      <style:text-properties fo:font-size="12pt" officeooo:rsid="00050497" officeooo:paragraph-rsid="00050497" style:font-size-asian="12pt"/>
    </style:style>
    <style:style style:name="P13" style:family="paragraph" style:parent-style-name="Standard">
      <style:text-properties fo:font-size="12pt" officeooo:rsid="00050497" officeooo:paragraph-rsid="00050497" style:font-size-asian="12pt"/>
    </style:style>
    <style:style style:name="P14" style:family="paragraph" style:parent-style-name="Standard" style:list-style-name="L1">
      <style:paragraph-properties style:snap-to-layout-grid="false"/>
      <style:text-properties style:font-name="Helvetica" fo:font-size="12pt" fo:font-weight="bold" officeooo:rsid="00050497" officeooo:paragraph-rsid="00050497" style:font-size-asian="12pt" style:font-weight-asian="bold" style:font-name-complex="Helvetica"/>
    </style:style>
    <style:style style:name="P15" style:family="paragraph" style:parent-style-name="Standard" style:list-style-name="L1">
      <style:paragraph-properties style:snap-to-layout-grid="false"/>
      <style:text-properties style:font-name="Helvetica" fo:font-size="12pt" fo:font-weight="bold" officeooo:rsid="00050497" officeooo:paragraph-rsid="0006cf0d" style:font-size-asian="12pt" style:font-weight-asian="bold" style:font-name-complex="Helvetica"/>
    </style:style>
    <style:style style:name="P16" style:family="paragraph" style:parent-style-name="Standard" style:list-style-name="L2">
      <style:paragraph-properties style:snap-to-layout-grid="false"/>
      <style:text-properties style:font-name="Helvetica" fo:font-size="12pt" fo:font-weight="bold" officeooo:rsid="00050497" officeooo:paragraph-rsid="00050497" style:font-size-asian="12pt" style:font-weight-asian="bold" style:font-name-complex="Helvetica"/>
    </style:style>
    <style:style style:name="P17" style:family="paragraph" style:parent-style-name="Heading_20_1">
      <style:paragraph-properties style:snap-to-layout-grid="false"/>
      <style:text-properties fo:language="none" fo:country="none" fo:font-weight="bold" style:language-asian="none" style:country-asian="none" style:font-weight-asian="bold"/>
    </style:style>
    <style:style style:name="P18" style:family="paragraph" style:parent-style-name="Heading_20_1">
      <style:text-properties fo:font-weight="bold" style:font-weight-asian="bold"/>
    </style:style>
    <style:style style:name="P19" style:family="paragraph" style:parent-style-name="Heading_20_1">
      <style:paragraph-properties style:snap-to-layout-grid="false"/>
      <style:text-properties fo:font-weight="bold" style:font-weight-asian="bold"/>
    </style:style>
    <style:style style:name="P20" style:family="paragraph" style:parent-style-name="Heading_20_1">
      <style:text-properties style:font-name="Helvetica" style:font-name-complex="Helvetica"/>
    </style:style>
    <style:style style:name="P21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2" style:family="paragraph" style:parent-style-name="Heading_20_3">
      <style:paragraph-properties style:snap-to-layout-grid="false"/>
      <style:text-properties fo:font-weight="bold" style:font-weight-asian="bold"/>
    </style:style>
    <style:style style:name="P23" style:family="paragraph" style:parent-style-name="Heading_20_3">
      <style:paragraph-properties fo:text-align="center" style:justify-single-word="false"/>
      <style:text-properties officeooo:rsid="00050497" officeooo:paragraph-rsid="00050497"/>
    </style:style>
    <style:style style:name="P24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06cf0d"/>
    </style:style>
    <style:style style:name="T2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7" text:outline-level="1"><draw:frame draw:style-name="fr1" draw:name="graphics2" text:anchor-type="char" svg:x="4.588cm" svg:y="0.362cm" svg:width="1.91cm" svg:height="1.88cm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0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1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9" text:outline-level="1"/>
          </table:table-cell>
          <table:table-cell table:style-name="Table1.A2" table:number-columns-spanned="2" office:value-type="string">
            <text:h text:style-name="P22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18" text:outline-level="1">Project</text:h>
          </table:table-cell>
          <table:table-cell table:style-name="Table1.A3" table:number-columns-spanned="3" office:value-type="string">
            <text:h text:style-name="P23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12">45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13">Andrea Bottoli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12">07.10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5194533949477919527" text:style-name="L1">
              <text:list-item>
                <text:p text:style-name="P14">Sequence Diagrams</text:p>
              </text:list-item>
              <text:list-item>
                <text:p text:style-name="P14">Status Report Slides</text:p>
              </text:list-item>
              <text:list-item>
                <text:p text:style-name="P14">Summarize the project to Ghazaleh</text:p>
              </text:list-item>
              <text:list-item>
                <text:p text:style-name="P15"><text:span text:style-name="T1">Meeting with customers</text:span></text:p>
              </text:list-item>
              <text:list-item>
                <text:p text:style-name="P15"><text:span text:style-name="T1">Meeting with supervisors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7285294746827748142" text:style-name="L2">
              <text:list-item>
                <text:p text:style-name="P16">Communication</text:p>
              </text:list-item>
              <text:list-item>
                <text:p text:style-name="P16">Some misunderstandings on the overall view of the project</text:p>
              </text:list-item>
              <text:list-item>
                <text:p text:style-name="P16">Last minute work</text:p>
              </text:list-item>
              <text:list-item>
                <text:p text:style-name="P16">Manage a new member</text:p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7"/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4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8">Day</text:p>
          </table:table-cell>
          <table:table-cell table:style-name="Table4.A2" office:value-type="string">
            <text:p text:style-name="P8">Hours</text:p>
          </table:table-cell>
          <table:table-cell table:style-name="Table4.A2" office:value-type="string">
            <text:p text:style-name="P8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0" text:outline-level="1">Monday</text:h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ues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Wednes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hurs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9">Fri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Satur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9">Sunday</text:p>
          </table:table-cell>
          <table:table-cell table:style-name="Table4.A10" office:value-type="string">
            <text:p text:style-name="P10"/>
          </table:table-cell>
          <table:table-cell table:style-name="Table4.A10" office:value-type="string">
            <text:p text:style-name="P10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6">Total Hours</text:p>
          </table:table-cell>
          <table:table-cell table:style-name="Table4.A11" office:value-type="string">
            <text:p text:style-name="P11"/>
          </table:table-cell>
          <table:table-cell table:style-name="Table4.A11" office:value-type="string">
            <text:p text:style-name="P11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1-10T23:22:27.77</dc:date>
    <meta:print-date>1998-10-09T11:53:00</meta:print-date>
    <meta:editing-cycles>14</meta:editing-cycles>
    <meta:editing-duration>PT16M</meta:editing-duration>
    <meta:generator>LibreOffice/4.0.5.2$Windows_x86 LibreOffice_project/5464147a081647a250913f19c0715bca595af2f</meta:generator>
    <meta:document-statistic meta:table-count="4" meta:image-count="3" meta:object-count="0" meta:page-count="2" meta:paragraph-count="34" meta:word-count="78" meta:character-count="454" meta:non-whitespace-character-count="419"/>
  </office:meta>
</office:document-meta>
</file>